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Punto Inicial</text:p>
          </table:table-cell>
          <table:covered-table-cell/>
          <table:table-cell table:style-name="ce1" office:value-type="string" calcext:value-type="string" table:number-columns-spanned="2" table:number-rows-spanned="1">
            <text:p>Punto Final</text:p>
          </table:table-cell>
          <table:covered-table-cell/>
          <table:table-cell table:style-name="ce1" office:value-type="string" calcext:value-type="string" table:number-columns-spanned="2" table:number-rows-spanned="1">
            <text:p>Delta</text:p>
          </table:table-cell>
          <table:covered-table-cell/>
          <table:table-cell office:value-type="string" calcext:value-type="string">
            <text:p>tiempo para interrupcion</text:p>
          </table:table-cell>
          <table:table-cell/>
          <table:table-cell office:value-type="string" calcext:value-type="string">
            <text:p>CargaTim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istancia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pasos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L</text:p>
          </table:table-cell>
          <table:table-cell table:formula="of:=SQRT([.D$2]^2+[.E$2]^2)" office:value-type="float" office:value="1484.08220796558" calcext:value-type="float">
            <text:p>1484.0822079656</text:p>
          </table:table-cell>
          <table:table-cell table:formula="of:=[.D4]*25.4548" office:value-type="float" office:value="37777.0157873223" calcext:value-type="float">
            <text:p>37777.0157873223</text:p>
          </table:table-cell>
          <table:table-cell table:formula="of:=SQRT([.F$2]^2+[.G$2]^2)" office:value-type="float" office:value="2059.1260281974" calcext:value-type="float">
            <text:p>2059.1260281974</text:p>
          </table:table-cell>
          <table:table-cell table:formula="of:=[.F4]*25.4548" office:value-type="float" office:value="52414.6412225592" calcext:value-type="float">
            <text:p>52414.6412225592</text:p>
          </table:table-cell>
          <table:table-cell table:formula="of:=ABS([.D4]-[.F4])" office:value-type="float" office:value="575.043820231817" calcext:value-type="float">
            <text:p>575.0438202318</text:p>
          </table:table-cell>
          <table:table-cell table:formula="of:=ABS([.E4]-[.G4])" office:value-type="float" office:value="14637.6254352369" calcext:value-type="float">
            <text:p>14637.6254352369</text:p>
          </table:table-cell>
          <table:table-cell office:value-type="float" office:value="4035" calcext:value-type="float">
            <text:p>4035</text:p>
          </table:table-cell>
          <table:table-cell table:formula="of:=DEC2HEX([.J4])" office:value-type="string" office:string-value="FC3" calcext:value-type="string">
            <text:p>FC3</text:p>
          </table:table-cell>
          <table:table-cell table:formula="of:=65535-[.J4]" office:value-type="float" office:value="61500" calcext:value-type="float">
            <text:p>61500</text:p>
          </table:table-cell>
          <table:table-cell table:formula="of:=DEC2HEX([.L4])" office:value-type="string" office:string-value="F03C" calcext:value-type="string">
            <text:p>F03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</text:p>
          </table:table-cell>
          <table:table-cell table:formula="of:=SQRT((2500-[.D$2])^2+[.E$2]^2)" office:value-type="float" office:value="1484.08220796558" calcext:value-type="float">
            <text:p>1484.0822079656</text:p>
          </table:table-cell>
          <table:table-cell table:formula="of:=[.D5]*25.4548" office:value-type="float" office:value="37777.0157873223" calcext:value-type="float">
            <text:p>37777.0157873223</text:p>
          </table:table-cell>
          <table:table-cell table:formula="of:=SQRT((1250-[.F$2])^2+[.G$2]^2)" office:value-type="float" office:value="1141.27122105133" calcext:value-type="float">
            <text:p>1141.2712210513</text:p>
          </table:table-cell>
          <table:table-cell table:formula="of:=[.F5]*25.4548" office:value-type="float" office:value="29050.8306776175" calcext:value-type="float">
            <text:p>29050.8306776175</text:p>
          </table:table-cell>
          <table:table-cell table:formula="of:=ABS([.D5]-[.F5])" office:value-type="float" office:value="342.81098691425" calcext:value-type="float">
            <text:p>342.8109869143</text:p>
          </table:table-cell>
          <table:table-cell table:formula="of:=ABS([.E5]-[.G5])" office:value-type="float" office:value="8726.18510970486" calcext:value-type="float">
            <text:p>8726.1851097049</text:p>
          </table:table-cell>
          <table:table-cell table:formula="of:=[.I4]/[.I5]*[.J4]" office:value-type="float" office:value="6768.4581393413" calcext:value-type="float">
            <text:p>6768.4581393413</text:p>
          </table:table-cell>
          <table:table-cell table:formula="of:=DEC2HEX([.J5])" office:value-type="string" office:string-value="1A70" calcext:value-type="string">
            <text:p>1A70</text:p>
          </table:table-cell>
          <table:table-cell table:formula="of:=65535-[.J5]" office:value-type="float" office:value="58766.5418606587" calcext:value-type="float">
            <text:p>58766.5418606587</text:p>
          </table:table-cell>
          <table:table-cell table:formula="of:=DEC2HEX([.L5])" office:value-type="string" office:string-value="E58E" calcext:value-type="string">
            <text:p>E58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66ff66"/>
    </style:style>
    <style:style style:name="red" style:family="table-cell" style:parent-style-name="Default">
      <style:table-cell-properties fo:background-color="#ff3333"/>
    </style:style>
    <style:style style:name="ree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2:47:44.988000000</meta:creation-date>
    <dc:date>2016-07-14T04:35:58.489000000</dc:date>
    <meta:editing-duration>PT24M31S</meta:editing-duration>
    <meta:editing-cycles>1</meta:editing-cycles>
    <meta:document-statistic meta:table-count="1" meta:cell-count="41" meta:object-count="0"/>
    <meta:generator>LibreOffice/5.1.1.3$Windows_x86 LibreOffice_project/89f508ef3ecebd2cfb8e1def0f0ba9a803b88a6d</meta:generator>
  </office:meta>
</office:document-meta>
</file>